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9a3d" officeooo:paragraph-rsid="00039a3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challenge to simulate the atmospheric and/or oceanic fluid dynamics has become crucial with the climate change problems. The full mathematical model to simulate consists in the coupling of fluid dynamics with thermodynamics.</text:p>
      <text:p text:style-name="P1"><text:s text:c="2"/></text:p>
      <text:p text:style-name="P1">In the 19-th century, Adhémar Barré de Saint-Venant first formulated the equations describing the dynamic of a fluid subject to gravity and bottom topography. This equation can be considered as a bidimensional simplification of the 3D Navier-Stokes system. When expressed in the context of the rotating sphere, this equation describes the reaction of a fluid thin layer subject to the gravitational and Coriolis forces. It permits to describe many wave phenomena (Kelvin waves, Rossby waves, ...). Although representing a simplified problem, this equation is difficult to solve and its numerical resolution requires suitable numerical schemes.</text:p>
      <text:p text:style-name="P1"/>
      <text:p text:style-name="P1">The goal of this thesis is to study a particular finite difference scheme to solve this equations, (also called <text:s/>Shallow Water equation) with the Cubed-Sphere grid. </text:p>
      <text:p text:style-name="P1"/>
      <text:p text:style-name="P1">In the first part, we introduce notations and schemes used to solve partial differential equation on the Cubed-Sphere. We study finite difference schemes in the periodic context. They allow us to approximate the first derivative with different order of accuracy. The scheme used on the sphere is the hermitian scheme of order 4. We introduce filtering schemes. These ones are consistent with the identity with high order of accuracy and allow us to remove oscillating modes. These schemes allow us space approximation. The time discretization is made with explicit 4-th order Runge Kutta algorithm coupled to a filtering operator. We study this algorithm to solve the advection equation and the wave equation. The accuracy is proved and the stability is studied. The filtering operator allows us to reduce parasitic oscillations which can appear during the resolution of hyperbolic equations by a centered scheme.</text:p>
      <text:p text:style-name="P1"/>
      <text:p text:style-name="P1">The second part is devoted to the spherical grid and to approximation operators. The mesh used is the Cubed-Sphere. This mesh was introduced in 1972 by Robert Sadourny. It is the mesh of faces of a cube projected on the sphere. Each face of this mesh, on the sphere, is named panel. There are multiple symetries between panels, that allow us to build a scalar product. This product permits us to check the orthogonality for a large number of spherical harmonics on the mesh. Further more, we build accurate quadrature formulas on this grid. Panel points are portions of great circles. We build approximated operators of the divergence, the gradient and the vorticity by completing the data on great circles with cubic spline. These operators use periodic finite difference schemes and are analyzed.</text:p>
      <text:p text:style-name="P1"/>
      <text:p text:style-name="P1">The third part is devoted to the numerical resolution of partial differential equations on the sphere. Experiments concerne advection equation, linearized Shallow Water equation and Shallow Water equation. The resolution is made with the lines method by coupling discrete differential operators, fourth order Runge-Kutta algorithm and filtering operator. Numerical tests are from the classical litterature. For some, an analytical solution is available. Errors are weak and allow us to confirm the expected accuracy. For numerical tests without analytical solution, we compare our numerical results with those obtained by other methods. Furthermore, we check the conservation of mass and energy.</text:p>
      <text:p text:style-name="P1"/>
      <text:p text:style-name="P1">Our context is the one of simulations over particularly long time. This is why we perform tests to predict a solution in a distant future. We are satisfied by the behaviours observed. It would be interesting to use implicit time algorithm. It is one of the perspectives of this work.</text:p>
      <text:p text:style-name="P1"/>
      <text:p text:style-name="P1">In the longer term, the goal is to simulate a model in dimension 3 coupled with the equations of thermodynamic (GCM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8T13:28:06.332141215</meta:creation-date>
    <dc:date>2018-05-08T13:31:39.153576408</dc:date>
    <meta:editing-duration>PT3M33S</meta:editing-duration>
    <meta:editing-cycles>1</meta:editing-cycles>
    <meta:document-statistic meta:table-count="0" meta:image-count="0" meta:object-count="0" meta:page-count="1" meta:paragraph-count="9" meta:word-count="601" meta:character-count="3850" meta:non-whitespace-character-count="3253"/>
    <meta:generator>LibreOffice/5.1.6.2$Linux_X86_64 LibreOffice_project/10m0$Build-2</meta:generator>
  </office:meta>
</office:document-meta>
</file>